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oto Sans SC" svg:font-family="'Noto Sans SC'" style:font-family-generic="system" style:font-pitch="variable"/>
    <style:font-face style:name="Noto Serif SC" svg:font-family="'Noto Serif SC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color="#da1884" loext:opacity="100%" fo:font-size="10pt" officeooo:rsid="0013962f" officeooo:paragraph-rsid="0013962f" style:font-size-asian="10pt" style:font-size-complex="10pt"/>
    </style:style>
    <style:style style:name="P2" style:family="paragraph" style:parent-style-name="Footer">
      <style:paragraph-properties fo:text-align="end" style:justify-single-word="false"/>
      <style:text-properties fo:color="#da1884" loext:opacity="100%" fo:font-size="10pt" style:font-size-asian="10pt" style:font-size-complex="10pt"/>
    </style:style>
    <style:style style:name="P3" style:family="paragraph" style:parent-style-name="Footer">
      <style:paragraph-properties fo:text-align="center" style:justify-single-word="false"/>
      <style:text-properties fo:color="#da1884" loext:opacity="100%" fo:font-size="12pt" officeooo:paragraph-rsid="00140a7e" style:font-size-asian="12pt" style:font-size-complex="12pt"/>
    </style:style>
    <style:style style:name="P4" style:family="paragraph" style:parent-style-name="Header">
      <style:paragraph-properties fo:text-align="center" style:justify-single-word="false"/>
      <style:text-properties fo:color="#da1884" loext:opacity="100%" fo:font-size="12pt" officeooo:rsid="0013962f" officeooo:paragraph-rsid="00140a7e" style:font-size-asian="12pt" style:font-size-complex="12pt"/>
    </style:style>
    <style:style style:name="P5" style:family="paragraph" style:parent-style-name="Header">
      <style:paragraph-properties fo:text-align="center" style:justify-single-word="false"/>
      <style:text-properties fo:color="#da1884" loext:opacity="100%" fo:font-size="12pt" style:text-underline-style="none" fo:font-weight="normal" officeooo:rsid="0013962f" officeooo:paragraph-rsid="00140a7e" style:font-size-asian="12pt" style:font-weight-asian="normal" style:font-size-complex="12pt" style:font-weight-complex="normal"/>
    </style:style>
    <style:style style:name="P6" style:family="paragraph" style:parent-style-name="Horizontal_20_Line">
      <loext:graphic-properties draw:fill-gradient-name="gradient" draw:fill-hatch-name="hatch"/>
      <style:text-properties style:text-underline-style="none" fo:font-weight="normal" style:font-weight-asian="normal" style:font-weight-complex="normal"/>
    </style:style>
    <style:style style:name="P7" style:family="paragraph" style:parent-style-name="Standard">
      <loext:graphic-properties draw:fill-gradient-name="gradient" draw:fill-hatch-name="hatch"/>
      <style:paragraph-properties fo:text-align="center" style:justify-single-word="false"/>
      <style:text-properties fo:color="#da1884" loext:opacity="100%" fo:font-size="12pt" style:text-underline-style="none" fo:font-weight="normal" officeooo:rsid="0013962f" officeooo:paragraph-rsid="0013962f" style:font-size-asian="10.5pt" style:font-weight-asian="normal" style:font-size-complex="12pt" style:font-weight-complex="normal"/>
    </style:style>
    <style:style style:name="P8" style:family="paragraph" style:parent-style-name="Standard">
      <loext:graphic-properties draw:fill-gradient-name="gradient" draw:fill-hatch-name="hatch"/>
      <style:paragraph-properties fo:text-align="center" style:justify-single-word="false"/>
      <style:text-properties fo:color="#da1884" loext:opacity="100%" fo:font-size="14pt" style:text-underline-style="none" fo:font-weight="normal" officeooo:rsid="0013962f" officeooo:paragraph-rsid="0013962f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center" style:justify-single-word="false"/>
      <style:text-properties fo:color="#da1884" loext:opacity="100%" fo:font-size="14pt" style:text-underline-style="none" fo:font-weight="bold" officeooo:rsid="0013962f" officeooo:paragraph-rsid="0013962f" style:font-size-asian="14pt" style:font-weight-asian="bold" style:font-size-complex="14pt" style:font-weight-complex="bold"/>
    </style:style>
    <style:style style:name="T1" style:family="text">
      <style:text-properties style:font-name="Liberation Mono" fo:font-size="10pt" style:text-underline-style="none" fo:font-weight="normal" style:font-size-asian="10pt" style:font-weight-asian="normal" style:font-size-complex="10pt" style:font-weight-complex="normal"/>
    </style:style>
    <style:style style:name="T2" style:family="text">
      <style:text-properties style:font-name="Liberation Mono" fo:font-size="10pt" style:text-underline-style="none" fo:font-weight="normal" officeooo:rsid="00140a7e" style:font-size-asian="10pt" style:font-weight-asian="normal" style:font-size-complex="10pt" style:font-weight-complex="normal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5" style:family="text">
      <style:text-properties officeooo:rsid="001695e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Hello, World!</text:p>
      <text:p text:style-name="P8"/>
      <text:p text:style-name="P6"/>
      <text:p text:style-name="P7"/>
      <text:p text:style-name="P5">2023-08-2<text:span text:style-name="T5">5</text:span> Nicole Sharp</text:p>
      <text:p text:style-name="P4"><text:span text:style-name="T2">https://www.</text:span><text:span text:style-name="T1">nicolesharp.net</text:span><text:span text:style-name="T2">/</text:span></text:p>
      <text:p text:style-name="P4"/>
      <text:p text:style-name="P3"><text:span text:style-name="T3">Except where otherwise noted, content on </text:span><text:span text:style-name="T4">Nicole Sharp's Website</text:span><text:span text:style-name="T3"> is licensed under the </text:span><text:span text:style-name="T4">Creative Commons Attribution-ShareAlike (CC BY-SA) 4.0 International Public License</text:span><text:span text:style-name="T3">.<text:line-break/></text:span><text:span text:style-name="T1">https://www.creativecommons.org/licenses/by-sa/4.0/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oto Sans SC" svg:font-family="'Noto Sans SC'" style:font-family-generic="system" style:font-pitch="variable"/>
    <style:font-face style:name="Noto Serif SC" svg:font-family="'Noto Serif SC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SC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en" fo:country="US" style:letter-kerning="true" style:font-name-asian="Noto Serif SC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SC" style:font-family-asian="'Noto Sans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da1884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da1884" loext:opacity="100%" fo:font-size="10pt" officeooo:rsid="0013962f" officeooo:paragraph-rsid="0013962f" style:font-size-asian="10pt" style:font-size-complex="10pt"/>
    </style:style>
    <style:style style:name="MP2" style:family="paragraph" style:parent-style-name="Footer">
      <style:paragraph-properties fo:text-align="end" style:justify-single-word="false"/>
      <style:text-properties fo:color="#da1884" loext:opacity="100%" fo:font-size="10pt" style:font-size-asian="10pt" style:font-size-complex="10pt"/>
    </style:style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Nicole Sharp</meta:initial-creator>
    <meta:creation-date>2023-08-24T09:32:17.190000000</meta:creation-date>
    <dc:date>2023-08-25T05:51:42.052000000</dc:date>
    <dc:creator>Nicole Sharp</dc:creator>
    <meta:editing-duration>PT11M51S</meta:editing-duration>
    <meta:editing-cycles>6</meta:editing-cycles>
    <meta:generator>LibreOffice/7.4.7.2$Windows_X86_64 LibreOffice_project/723314e595e8007d3cf785c16538505a1c878ca5</meta:generator>
    <meta:document-statistic meta:table-count="0" meta:image-count="0" meta:object-count="0" meta:page-count="1" meta:paragraph-count="4" meta:word-count="29" meta:character-count="286" meta:non-whitespace-character-count="261"/>
  </office:meta>
</office:document-meta>
</file>